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5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GONZALO AMBROSIO OSCAR TEODOR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006818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Y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182390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ONZALO AMBROSIO OSCAR TEODOR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006818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182390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2010044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2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29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9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4/09/2021</text:p>
          </table:table-cell>
          <table:table-cell table:style-name="Tabla2.A3" office:value-type="string">
            <text:p text:style-name="P22">5659116</text:p>
          </table:table-cell>
          <table:table-cell table:style-name="Tabla2.D3" office:value-type="string">
            <text:p text:style-name="P23">29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4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5T17:19:35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